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4.473cm"/>
    </style:style>
    <style:style style:name="co5" style:family="table-column">
      <style:table-column-properties fo:break-before="auto" style:column-width="4.283cm"/>
    </style:style>
    <style:style style:name="co6" style:family="table-column">
      <style:table-column-properties fo:break-before="auto" style:column-width="5.2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5.301cm" svg:height="12.537cm" svg:x="18.245cm" svg:y="5.845cm">
            <draw:object draw:notify-on-update-of-ranges="Sheet1.I1:Sheet1.K1 Sheet1.H2:Sheet1.H2 Sheet1.I2:Sheet1.K2 Sheet1.H3:Sheet1.H3 Sheet1.I3:Sheet1.K3 Sheet1.H4:Sheet1.H4 Sheet1.I4:Sheet1.K4 Sheet1.H5:Sheet1.H5 Sheet1.I5:Sheet1.K5 Sheet1.H6:Sheet1.H6 Sheet1.I6:Sheet1.K6 Sheet1.H7:Sheet1.H7 Sheet1.I7:Sheet1.K7 Sheet1.H8:Sheet1.H8 Sheet1.I8:Sheet1.K8 Sheet1.H9:Sheet1.H9 Sheet1.I9:Sheet1.K9 Sheet1.H10:Sheet1.H10 Sheet1.I10:Sheet1.K10 Sheet1.H11:Sheet1.H11 Sheet1.I11:Sheet1.K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1" table:default-cell-style-name="Default"/>
        <table:table-column table:style-name="co3" table:default-cell-style-name="ce6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ean Images (dadianao)</text:p>
          </table:table-cell>
          <table:covered-table-cell table:number-columns-repeated="3" table:style-name="ce3"/>
          <table:table-cell table:number-columns-repeated="3"/>
          <table:table-cell table:style-name="ce8" table:formula="of:=[.B1]" office:value-type="string" office:string-value="Clean Images (dadianao)" calcext:value-type="string">
            <text:p>Clean Images (dadianao)</text:p>
          </table:table-cell>
          <table:table-cell table:style-name="ce8" table:formula="of:=[.B15]" office:value-type="string" office:string-value="Clean Images (cnvlutin)" calcext:value-type="string">
            <text:p>Clean Images (cnvlutin)</text:p>
          </table:table-cell>
          <table:table-cell table:style-name="ce8" table:formula="of:=[.B29]" office:value-type="string" office:string-value="Adversarial Images (cnvlutin)" calcext:value-type="string">
            <text:p>Adversarial Images (cnvlutin)</text:p>
          </table:table-cell>
        </table:table-row>
        <table:table-row table:style-name="ro1">
          <table:table-cell/>
          <table:table-cell office:value-type="string" calcext:value-type="string">
            <text:p>Multiplier (J)</text:p>
          </table:table-cell>
          <table:table-cell office:value-type="float" office:value="0.0000210778839811885" calcext:value-type="float">
            <text:p>0.00002107788398118850</text:p>
          </table:table-cell>
          <table:table-cell/>
          <table:table-cell table:formula="of:=[.C2]/[.C13]" office:value-type="float" office:value="0.127674934337054" calcext:value-type="float">
            <text:p>0.12767493433705400000</text:p>
          </table:table-cell>
          <table:table-cell table:number-columns-repeated="2"/>
          <table:table-cell table:formula="of:=[.B2]" office:value-type="string" office:string-value="Multiplier (J)" calcext:value-type="string">
            <text:p>Multiplier (J)</text:p>
          </table:table-cell>
          <table:table-cell table:style-name="ce6" table:formula="of:=[.E2]" office:value-type="float" office:value="0.127674934337054" calcext:value-type="float">
            <text:p>0.12767493433705400000</text:p>
          </table:table-cell>
          <table:table-cell table:style-name="ce6" table:formula="of:=[.E16]" office:value-type="float" office:value="0.0433605289953019" calcext:value-type="float">
            <text:p>0.04336052899530190000</text:p>
          </table:table-cell>
          <table:table-cell table:style-name="ce6" table:formula="of:=[.E30]" office:value-type="float" office:value="0.096816752492787" calcext:value-type="float">
            <text:p>0.09681675249278700000</text:p>
          </table:table-cell>
        </table:table-row>
        <table:table-row table:style-name="ro1">
          <table:table-cell/>
          <table:table-cell office:value-type="string" calcext:value-type="string">
            <text:p>AdderTree <text:s/>(J)</text:p>
          </table:table-cell>
          <table:table-cell office:value-type="float" office:value="0.0000717392026133986" calcext:value-type="float">
            <text:p>0.00007173920261339860</text:p>
          </table:table-cell>
          <table:table-cell/>
          <table:table-cell table:formula="of:=[.C3]/[.C13]" office:value-type="float" office:value="0.434545421695685" calcext:value-type="float">
            <text:p>0.43454542169568500000</text:p>
          </table:table-cell>
          <table:table-cell table:number-columns-repeated="2"/>
          <table:table-cell table:formula="of:=[.B3]" office:value-type="string" office:string-value="AdderTree  (J)" calcext:value-type="string">
            <text:p>AdderTree <text:s/>(J)</text:p>
          </table:table-cell>
          <table:table-cell table:style-name="ce6" table:formula="of:=[.E3]" office:value-type="float" office:value="0.434545421695685" calcext:value-type="float">
            <text:p>0.43454542169568500000</text:p>
          </table:table-cell>
          <table:table-cell table:style-name="ce6" table:formula="of:=[.E17]" office:value-type="float" office:value="0.147540338945421" calcext:value-type="float">
            <text:p>0.14754033894542100000</text:p>
          </table:table-cell>
          <table:table-cell table:style-name="ce6" table:formula="of:=[.E31]" office:value-type="float" office:value="0.329486759879061" calcext:value-type="float">
            <text:p>0.32948675987906100000</text:p>
          </table:table-cell>
        </table:table-row>
        <table:table-row table:style-name="ro1">
          <table:table-cell/>
          <table:table-cell office:value-type="string" calcext:value-type="string">
            <text:p>ReLu <text:s text:c="6"/>(J)</text:p>
          </table:table-cell>
          <table:table-cell office:value-type="float" office:value="0.00000000362583058256" calcext:value-type="float">
            <text:p>0.00000000362583058256</text:p>
          </table:table-cell>
          <table:table-cell/>
          <table:table-cell table:formula="of:=[.C4]/[.C13]" office:value-type="float" office:value="0.0000219627208290349" calcext:value-type="float">
            <text:p>0.00002196272082903490</text:p>
          </table:table-cell>
          <table:table-cell table:number-columns-repeated="2"/>
          <table:table-cell table:formula="of:=[.B4]" office:value-type="string" office:string-value="ReLu       (J)" calcext:value-type="string">
            <text:p>ReLu <text:s text:c="6"/>(J)</text:p>
          </table:table-cell>
          <table:table-cell table:style-name="ce6" table:formula="of:=[.E4]" office:value-type="float" office:value="0.0000219627208290349" calcext:value-type="float">
            <text:p>0.00002196272082903490</text:p>
          </table:table-cell>
          <table:table-cell table:style-name="ce6" table:formula="of:=[.E18]" office:value-type="float" office:value="0.00000764349844788472" calcext:value-type="float">
            <text:p>0.00000764349844788472</text:p>
          </table:table-cell>
          <table:table-cell table:style-name="ce6" table:formula="of:=[.E32]" office:value-type="float" office:value="0.0000167270580200604" calcext:value-type="float">
            <text:p>0.00001672705802006040</text:p>
          </table:table-cell>
        </table:table-row>
        <table:table-row table:style-name="ro1">
          <table:table-cell/>
          <table:table-cell office:value-type="string" calcext:value-type="string">
            <text:p>Encoder <text:s text:c="3"/>(J)</text:p>
          </table:table-cell>
          <table:table-cell office:value-type="float" office:value="0.00000026793339292068" calcext:value-type="float">
            <text:p>0.00000026793339292068</text:p>
          </table:table-cell>
          <table:table-cell/>
          <table:table-cell table:formula="of:=[.C5]/[.C13]" office:value-type="float" office:value="0.00162295125916729" calcext:value-type="float">
            <text:p>0.00162295125916729000</text:p>
          </table:table-cell>
          <table:table-cell table:number-columns-repeated="2"/>
          <table:table-cell table:formula="of:=[.B5]" office:value-type="string" office:string-value="Encoder    (J)" calcext:value-type="string">
            <text:p>Encoder <text:s text:c="3"/>(J)</text:p>
          </table:table-cell>
          <table:table-cell table:style-name="ce6" table:formula="of:=[.E5]" office:value-type="float" office:value="0.00162295125916729" calcext:value-type="float">
            <text:p>0.00162295125916729000</text:p>
          </table:table-cell>
          <table:table-cell table:style-name="ce6" table:formula="of:=[.E19]" office:value-type="float" office:value="0.00162295125916729" calcext:value-type="float">
            <text:p>0.00162295125916729000</text:p>
          </table:table-cell>
          <table:table-cell table:style-name="ce6" table:formula="of:=[.E33]" office:value-type="float" office:value="0.00162295125916729" calcext:value-type="float">
            <text:p>0.00162295125916729000</text:p>
          </table:table-cell>
        </table:table-row>
        <table:table-row table:style-name="ro1">
          <table:table-cell/>
          <table:table-cell office:value-type="string" calcext:value-type="string">
            <text:p>Dispatcher (J)</text:p>
          </table:table-cell>
          <table:table-cell office:value-type="float" office:value="0.00000013189115546028" calcext:value-type="float">
            <text:p>0.00000013189115546028</text:p>
          </table:table-cell>
          <table:table-cell/>
          <table:table-cell table:formula="of:=[.C6]/[.C13]" office:value-type="float" office:value="0.00079890346811179" calcext:value-type="float">
            <text:p>0.00079890346811179000</text:p>
          </table:table-cell>
          <table:table-cell table:number-columns-repeated="2"/>
          <table:table-cell table:formula="of:=[.B6]" office:value-type="string" office:string-value="Dispatcher (J)" calcext:value-type="string">
            <text:p>Dispatcher (J)</text:p>
          </table:table-cell>
          <table:table-cell table:style-name="ce6" table:formula="of:=[.E6]" office:value-type="float" office:value="0.00079890346811179" calcext:value-type="float">
            <text:p>0.00079890346811179000</text:p>
          </table:table-cell>
          <table:table-cell table:style-name="ce6" table:formula="of:=[.E20]" office:value-type="float" office:value="0.000543904119247325" calcext:value-type="float">
            <text:p>0.00054390411924732500</text:p>
          </table:table-cell>
          <table:table-cell table:style-name="ce6" table:formula="of:=[.E34]" office:value-type="float" office:value="0.000714126547723756" calcext:value-type="float">
            <text:p>0.00071412654772375600</text:p>
          </table:table-cell>
        </table:table-row>
        <table:table-row table:style-name="ro1">
          <table:table-cell/>
          <table:table-cell office:value-type="string" calcext:value-type="string">
            <text:p>NBin <text:s text:c="6"/>(J)</text:p>
          </table:table-cell>
          <table:table-cell office:value-type="float" office:value="0.0000246750078220687" calcext:value-type="float">
            <text:p>0.00002467500782206870</text:p>
          </table:table-cell>
          <table:table-cell/>
          <table:table-cell table:formula="of:=[.C7]/[.C13]" office:value-type="float" office:value="0.149463769999899" calcext:value-type="float">
            <text:p>0.14946376999989900000</text:p>
          </table:table-cell>
          <table:table-cell table:number-columns-repeated="2"/>
          <table:table-cell table:formula="of:=[.B7]" office:value-type="string" office:string-value="NBin       (J)" calcext:value-type="string">
            <text:p>NBin <text:s text:c="6"/>(J)</text:p>
          </table:table-cell>
          <table:table-cell table:style-name="ce6" table:formula="of:=[.E7]" office:value-type="float" office:value="0.149463769999899" calcext:value-type="float">
            <text:p>0.14946376999989900000</text:p>
          </table:table-cell>
          <table:table-cell table:style-name="ce6" table:formula="of:=[.E21]" office:value-type="float" office:value="0.0412819097687481" calcext:value-type="float">
            <text:p>0.04128190976874810000</text:p>
          </table:table-cell>
          <table:table-cell table:style-name="ce6" table:formula="of:=[.E35]" office:value-type="float" office:value="0.113495255626477" calcext:value-type="float">
            <text:p>0.11349525562647700000</text:p>
          </table:table-cell>
        </table:table-row>
        <table:table-row table:style-name="ro1">
          <table:table-cell/>
          <table:table-cell office:value-type="string" calcext:value-type="string">
            <text:p>Offset <text:s text:c="4"/>(J)</text:p>
          </table:table-cell>
          <table:table-cell office:value-type="float" office:value="0.0000219487735820687" calcext:value-type="float">
            <text:p>0.00002194877358206870</text:p>
          </table:table-cell>
          <table:table-cell/>
          <table:table-cell table:formula="of:=[.C8]/[.C13]" office:value-type="float" office:value="0.132950168450044" calcext:value-type="float">
            <text:p>0.13295016845004400000</text:p>
          </table:table-cell>
          <table:table-cell table:number-columns-repeated="2"/>
          <table:table-cell table:formula="of:=[.B8]" office:value-type="string" office:string-value="Offset     (J)" calcext:value-type="string">
            <text:p>Offset <text:s text:c="4"/>(J)</text:p>
          </table:table-cell>
          <table:table-cell table:style-name="ce6" table:formula="of:=[.E8]" office:value-type="float" office:value="0.132950168450044" calcext:value-type="float">
            <text:p>0.13295016845004400000</text:p>
          </table:table-cell>
          <table:table-cell table:style-name="ce6" table:formula="of:=[.E22]" office:value-type="float" office:value="0.0367279394551951" calcext:value-type="float">
            <text:p>0.03672793945519510000</text:p>
          </table:table-cell>
          <table:table-cell table:style-name="ce6" table:formula="of:=[.E36]" office:value-type="float" office:value="0.1009594501046" calcext:value-type="float">
            <text:p>0.10095945010460000000</text:p>
          </table:table-cell>
        </table:table-row>
        <table:table-row table:style-name="ro1">
          <table:table-cell/>
          <table:table-cell office:value-type="string" calcext:value-type="string">
            <text:p>SB <text:s text:c="8"/>(J)</text:p>
          </table:table-cell>
          <table:table-cell office:value-type="float" office:value="0.00000443559208590032" calcext:value-type="float">
            <text:p>0.00000443559208590032</text:p>
          </table:table-cell>
          <table:table-cell/>
          <table:table-cell table:formula="of:=[.C9]/[.C13]" office:value-type="float" office:value="0.0268676841004866" calcext:value-type="float">
            <text:p>0.02686768410048660000</text:p>
          </table:table-cell>
          <table:table-cell table:number-columns-repeated="2"/>
          <table:table-cell table:formula="of:=[.B9]" office:value-type="string" office:string-value="SB         (J)" calcext:value-type="string">
            <text:p>SB <text:s text:c="8"/>(J)</text:p>
          </table:table-cell>
          <table:table-cell table:style-name="ce6" table:formula="of:=[.E9]" office:value-type="float" office:value="0.0268676841004866" calcext:value-type="float">
            <text:p>0.02686768410048660000</text:p>
          </table:table-cell>
          <table:table-cell table:style-name="ce6" table:formula="of:=[.E23]" office:value-type="float" office:value="0.00740978739178809" calcext:value-type="float">
            <text:p>0.00740978739178809000</text:p>
          </table:table-cell>
          <table:table-cell table:style-name="ce6" table:formula="of:=[.E37]" office:value-type="float" office:value="0.0203960443524905" calcext:value-type="float">
            <text:p>0.02039604435249050000</text:p>
          </table:table-cell>
        </table:table-row>
        <table:table-row table:style-name="ro1">
          <table:table-cell/>
          <table:table-cell office:value-type="string" calcext:value-type="string">
            <text:p>NBout <text:s text:c="5"/>(J)</text:p>
          </table:table-cell>
          <table:table-cell office:value-type="float" office:value="0.0000115660342237734" calcext:value-type="float">
            <text:p>0.00001156603422377340</text:p>
          </table:table-cell>
          <table:table-cell/>
          <table:table-cell table:formula="of:=[.C10]/[.C13]" office:value-type="float" office:value="0.0700588665056844" calcext:value-type="float">
            <text:p>0.07005886650568440000</text:p>
          </table:table-cell>
          <table:table-cell table:number-columns-repeated="2"/>
          <table:table-cell table:formula="of:=[.B10]" office:value-type="string" office:string-value="NBout      (J)" calcext:value-type="string">
            <text:p>NBout <text:s text:c="5"/>(J)</text:p>
          </table:table-cell>
          <table:table-cell table:style-name="ce6" table:formula="of:=[.E10]" office:value-type="float" office:value="0.0700588665056844" calcext:value-type="float">
            <text:p>0.07005886650568440000</text:p>
          </table:table-cell>
          <table:table-cell table:style-name="ce6" table:formula="of:=[.E24]" office:value-type="float" office:value="0.0697365114885371" calcext:value-type="float">
            <text:p>0.06973651148853710000</text:p>
          </table:table-cell>
          <table:table-cell table:style-name="ce6" table:formula="of:=[.E38]" office:value-type="float" office:value="0.0699408643205688" calcext:value-type="float">
            <text:p>0.06994086432056880000</text:p>
          </table:table-cell>
        </table:table-row>
        <table:table-row table:style-name="ro1">
          <table:table-cell/>
          <table:table-cell office:value-type="string" calcext:value-type="string">
            <text:p>NM <text:s text:c="8"/>(J)</text:p>
          </table:table-cell>
          <table:table-cell office:value-type="float" office:value="0.00000924428301186834" calcext:value-type="float">
            <text:p>0.00000924428301186834</text:p>
          </table:table-cell>
          <table:table-cell/>
          <table:table-cell table:formula="of:=[.C11]/[.C13]" office:value-type="float" office:value="0.055995337463039" calcext:value-type="float">
            <text:p>0.05599533746303900000</text:p>
          </table:table-cell>
          <table:table-cell table:number-columns-repeated="2"/>
          <table:table-cell table:formula="of:=[.B11]" office:value-type="string" office:string-value="NM         (J)" calcext:value-type="string">
            <text:p>NM <text:s text:c="8"/>(J)</text:p>
          </table:table-cell>
          <table:table-cell table:style-name="ce6" table:formula="of:=[.E11]" office:value-type="float" office:value="0.055995337463039" calcext:value-type="float">
            <text:p>0.05599533746303900000</text:p>
          </table:table-cell>
          <table:table-cell table:style-name="ce6" table:formula="of:=[.E25]" office:value-type="float" office:value="0.055995337463039" calcext:value-type="float">
            <text:p>0.05599533746303900000</text:p>
          </table:table-cell>
          <table:table-cell table:style-name="ce6" table:formula="of:=[.E39]" office:value-type="float" office:value="0.055995337463039" calcext:value-type="float">
            <text:p>0.05599533746303900000</text:p>
          </table:table-cell>
        </table:table-row>
        <table:table-row table:style-name="ro1">
          <table:table-cell/>
          <table:table-cell office:value-type="string" calcext:value-type="string">
            <text:p>Total <text:s text:c="8"/>(J)</text:p>
          </table:table-cell>
          <table:table-cell office:value-type="float" office:value="0.00016509022769923" calcext:value-type="float">
            <text:p>0.000165090227699230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formula="of:=[.C12]" office:value-type="float" office:value="0.00016509022769923" calcext:value-type="float">
            <text:p>0.00016509022769923000</text:p>
          </table:table-cell>
          <table:table-cell/>
          <table:table-cell table:formula="of:=SUM([.E2:.E11])" office:value-type="float" office:value="1" calcext:value-type="float">
            <text:p>1.000000000000000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ency (sec)</text:p>
          </table:table-cell>
          <table:table-cell table:style-name="ce3"/>
          <table:table-cell/>
          <table:table-cell table:style-name="ce3"/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Clean Images (cnvlutin)</text:p>
          </table:table-cell>
          <table:covered-table-cell table:number-columns-repeated="3" table:style-name="ce8"/>
          <table:table-cell table:number-columns-repeated="6"/>
        </table:table-row>
        <table:table-row table:style-name="ro1">
          <table:table-cell/>
          <table:table-cell office:value-type="string" calcext:value-type="string">
            <text:p>Multiplier (J)</text:p>
          </table:table-cell>
          <table:table-cell office:value-type="float" office:value="0.00000715839960499345" calcext:value-type="float">
            <text:p>0.00000715839960499345</text:p>
          </table:table-cell>
          <table:table-cell/>
          <table:table-cell table:formula="of:=[.C16]/[.C27]" office:value-type="float" office:value="0.0433605289953019" calcext:value-type="float">
            <text:p>0.0433605289953019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derTree <text:s/>(J)</text:p>
          </table:table-cell>
          <table:table-cell office:value-type="float" office:value="0.0000243574681513211" calcext:value-type="float">
            <text:p>0.00002435746815132110</text:p>
          </table:table-cell>
          <table:table-cell/>
          <table:table-cell table:formula="of:=[.C17]/[.C27]" office:value-type="float" office:value="0.147540338945421" calcext:value-type="float">
            <text:p>0.147540338945421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Lu <text:s text:c="6"/>(J)</text:p>
          </table:table-cell>
          <table:table-cell office:value-type="float" office:value="0.00000000126186689918" calcext:value-type="float">
            <text:p>0.00000000126186689918</text:p>
          </table:table-cell>
          <table:table-cell/>
          <table:table-cell table:formula="of:=[.C18]/[.C27]" office:value-type="float" office:value="0.00000764349844788472" calcext:value-type="float">
            <text:p>0.0000076434984478847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coder <text:s text:c="3"/>(J)</text:p>
          </table:table-cell>
          <table:table-cell office:value-type="float" office:value="0.00000026793339292068" calcext:value-type="float">
            <text:p>0.00000026793339292068</text:p>
          </table:table-cell>
          <table:table-cell/>
          <table:table-cell table:formula="of:=[.C19]/[.C27]" office:value-type="float" office:value="0.00162295125916729" calcext:value-type="float">
            <text:p>0.00162295125916729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spatcher (J)</text:p>
          </table:table-cell>
          <table:table-cell office:value-type="float" office:value="0.00000008979325489309" calcext:value-type="float">
            <text:p>0.00000008979325489309</text:p>
          </table:table-cell>
          <table:table-cell/>
          <table:table-cell table:formula="of:=[.C20]/[.C27]" office:value-type="float" office:value="0.000543904119247325" calcext:value-type="float">
            <text:p>0.000543904119247325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in <text:s text:c="6"/>(J)</text:p>
          </table:table-cell>
          <table:table-cell office:value-type="float" office:value="0.00000681523988358169" calcext:value-type="float">
            <text:p>0.00000681523988358169</text:p>
          </table:table-cell>
          <table:table-cell/>
          <table:table-cell table:formula="of:=[.C21]/[.C27]" office:value-type="float" office:value="0.0412819097687481" calcext:value-type="float">
            <text:p>0.0412819097687481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ffset <text:s text:c="4"/>(J)</text:p>
          </table:table-cell>
          <table:table-cell office:value-type="float" office:value="0.00000606342388758169" calcext:value-type="float">
            <text:p>0.00000606342388758169</text:p>
          </table:table-cell>
          <table:table-cell/>
          <table:table-cell table:formula="of:=[.C22]/[.C27]" office:value-type="float" office:value="0.0367279394551951" calcext:value-type="float">
            <text:p>0.0367279394551951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 <text:s text:c="8"/>(J)</text:p>
          </table:table-cell>
          <table:table-cell office:value-type="float" office:value="0.00000122328348771318" calcext:value-type="float">
            <text:p>0.00000122328348771318</text:p>
          </table:table-cell>
          <table:table-cell/>
          <table:table-cell table:formula="of:=[.C23]/[.C27]" office:value-type="float" office:value="0.00740978739178809" calcext:value-type="float">
            <text:p>0.00740978739178809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out <text:s text:c="5"/>(J)</text:p>
          </table:table-cell>
          <table:table-cell office:value-type="float" office:value="0.0000115128165605926" calcext:value-type="float">
            <text:p>0.00001151281656059260</text:p>
          </table:table-cell>
          <table:table-cell/>
          <table:table-cell table:formula="of:=[.C24]/[.C27]" office:value-type="float" office:value="0.0697365114885371" calcext:value-type="float">
            <text:p>0.0697365114885371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M <text:s text:c="8"/>(J)</text:p>
          </table:table-cell>
          <table:table-cell office:value-type="float" office:value="0.00000924428301186834" calcext:value-type="float">
            <text:p>0.00000924428301186834</text:p>
          </table:table-cell>
          <table:table-cell/>
          <table:table-cell table:formula="of:=[.C25]/[.C27]" office:value-type="float" office:value="0.055995337463039" calcext:value-type="float">
            <text:p>0.055995337463039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 <text:s text:c="8"/>(J)</text:p>
          </table:table-cell>
          <table:table-cell office:value-type="float" office:value="0.000066733903102365" calcext:value-type="float">
            <text:p>0.000066733903102365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formula="of:=[.C12]" office:value-type="float" office:value="0.00016509022769923" calcext:value-type="float">
            <text:p>0.00016509022769923000</text:p>
          </table:table-cell>
          <table:table-cell/>
          <table:table-cell table:formula="of:=SUM([.E16:.E25])" office:value-type="float" office:value="0.404226852384893" calcext:value-type="float">
            <text:p>0.404226852384893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ency (sec)</text:p>
          </table:table-cell>
          <table:table-cell table:style-name="ce3"/>
          <table:table-cell/>
          <table:table-cell table:style-name="ce3"/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Adversarial Images (cnvlutin)</text:p>
          </table:table-cell>
          <table:covered-table-cell table:number-columns-repeated="3" table:style-name="ce3"/>
          <table:table-cell table:number-columns-repeated="6"/>
        </table:table-row>
        <table:table-row table:style-name="ro1">
          <table:table-cell/>
          <table:table-cell office:value-type="string" calcext:value-type="string">
            <text:p>Multiplier (J)</text:p>
          </table:table-cell>
          <table:table-cell office:value-type="float" office:value="0.0000159834997141342" calcext:value-type="float">
            <text:p>0.00001598349971413420</text:p>
          </table:table-cell>
          <table:table-cell/>
          <table:table-cell table:formula="of:=[.C30]/[.C41]" office:value-type="float" office:value="0.096816752492787" calcext:value-type="float">
            <text:p>0.096816752492787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derTree <text:s/>(J)</text:p>
          </table:table-cell>
          <table:table-cell office:value-type="float" office:value="0.0000543950442123157" calcext:value-type="float">
            <text:p>0.00005439504421231570</text:p>
          </table:table-cell>
          <table:table-cell/>
          <table:table-cell table:formula="of:=[.C31]/[.C41]" office:value-type="float" office:value="0.329486759879061" calcext:value-type="float">
            <text:p>0.329486759879061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Lu <text:s text:c="6"/>(J)</text:p>
          </table:table-cell>
          <table:table-cell office:value-type="float" office:value="0.00000000276147381727" calcext:value-type="float">
            <text:p>0.00000000276147381727</text:p>
          </table:table-cell>
          <table:table-cell/>
          <table:table-cell table:formula="of:=[.C32]/[.C41]" office:value-type="float" office:value="0.0000167270580200604" calcext:value-type="float">
            <text:p>0.000016727058020060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coder <text:s text:c="3"/>(J)</text:p>
          </table:table-cell>
          <table:table-cell office:value-type="float" office:value="0.00000026793339292068" calcext:value-type="float">
            <text:p>0.00000026793339292068</text:p>
          </table:table-cell>
          <table:table-cell/>
          <table:table-cell table:formula="of:=[.C33]/[.C41]" office:value-type="float" office:value="0.00162295125916729" calcext:value-type="float">
            <text:p>0.00162295125916729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spatcher (J)</text:p>
          </table:table-cell>
          <table:table-cell office:value-type="float" office:value="0.00000011789531436978" calcext:value-type="float">
            <text:p>0.00000011789531436978</text:p>
          </table:table-cell>
          <table:table-cell/>
          <table:table-cell table:formula="of:=[.C34]/[.C41]" office:value-type="float" office:value="0.000714126547723756" calcext:value-type="float">
            <text:p>0.000714126547723756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in <text:s text:c="6"/>(J)</text:p>
          </table:table-cell>
          <table:table-cell office:value-type="float" office:value="0.0000187369575941574" calcext:value-type="float">
            <text:p>0.00001873695759415740</text:p>
          </table:table-cell>
          <table:table-cell/>
          <table:table-cell table:formula="of:=[.C35]/[.C41]" office:value-type="float" office:value="0.113495255626477" calcext:value-type="float">
            <text:p>0.113495255626477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ffset <text:s text:c="4"/>(J)</text:p>
          </table:table-cell>
          <table:table-cell office:value-type="float" office:value="0.0000166674186061574" calcext:value-type="float">
            <text:p>0.00001666741860615740</text:p>
          </table:table-cell>
          <table:table-cell/>
          <table:table-cell table:formula="of:=[.C36]/[.C41]" office:value-type="float" office:value="0.1009594501046" calcext:value-type="float">
            <text:p>0.100959450104600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 <text:s text:c="8"/>(J)</text:p>
          </table:table-cell>
          <table:table-cell office:value-type="float" office:value="0.00000336718760631626" calcext:value-type="float">
            <text:p>0.00000336718760631626</text:p>
          </table:table-cell>
          <table:table-cell/>
          <table:table-cell table:formula="of:=[.C37]/[.C41]" office:value-type="float" office:value="0.0203960443524905" calcext:value-type="float">
            <text:p>0.0203960443524905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out <text:s text:c="5"/>(J)</text:p>
          </table:table-cell>
          <table:table-cell office:value-type="float" office:value="0.0000115465532161637" calcext:value-type="float">
            <text:p>0.00001154655321616370</text:p>
          </table:table-cell>
          <table:table-cell/>
          <table:table-cell table:formula="of:=[.C38]/[.C41]" office:value-type="float" office:value="0.0699408643205688" calcext:value-type="float">
            <text:p>0.0699408643205688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M <text:s text:c="8"/>(J)</text:p>
          </table:table-cell>
          <table:table-cell office:value-type="float" office:value="0.00000924428301186834" calcext:value-type="float">
            <text:p>0.00000924428301186834</text:p>
          </table:table-cell>
          <table:table-cell/>
          <table:table-cell table:formula="of:=[.C39]/[.C41]" office:value-type="float" office:value="0.055995337463039" calcext:value-type="float">
            <text:p>0.055995337463039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 <text:s text:c="8"/>(J)</text:p>
          </table:table-cell>
          <table:table-cell office:value-type="float" office:value="0.000130329534142221" calcext:value-type="float">
            <text:p>0.000130329534142221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formula="of:=[.C12]" office:value-type="float" office:value="0.00016509022769923" calcext:value-type="float">
            <text:p>0.00016509022769923000</text:p>
          </table:table-cell>
          <table:table-cell/>
          <table:table-cell table:formula="of:=SUM([.E30:.E39])" office:value-type="float" office:value="0.789444269103934" calcext:value-type="float">
            <text:p>0.789444269103934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ency (sec)</text:p>
          </table:table-cell>
          <table:table-cell table:style-name="ce3"/>
          <table:table-cell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decimal-places="1" number:min-integer-digits="1"/>
    </number:number-style>
    <number:number-style style:name="N109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3T04:32:12.596102250</meta:creation-date>
    <dc:date>2024-10-21T15:20:12.346628075</dc:date>
    <meta:editing-duration>PT1H49M33S</meta:editing-duration>
    <meta:editing-cycles>22</meta:editing-cycles>
    <meta:generator>LibreOffice/7.3.7.2$Linux_X86_64 LibreOffice_project/30$Build-2</meta:generator>
    <meta:document-statistic meta:table-count="1" meta:cell-count="154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0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302cm" svg:height="12.538cm" xlink:href=".." xlink:type="simple" chart:class="chart:bar" chart:style-name="ch1">
        <chart:legend chart:legend-position="end" svg:x="22.351cm" svg:y="3.729cm" style:legend-expansion="high" chart:style-name="ch2"/>
        <chart:plot-area chart:style-name="ch3" table:cell-range-address="Sheet1.H1:Sheet1.K11" chart:data-source-has-labels="both" svg:x="0.506cm" svg:y="0.25cm" svg:width="21.339cm" svg:height="12.038cm">
          <chart:coordinate-region svg:x="1.233cm" svg:y="0.45cm" svg:width="20.612cm" svg:height="11.191cm"/>
          <chart:axis chart:dimension="x" chart:name="primary-x" chart:style-name="ch4" chartooo:axis-type="auto">
            <chartooo:date-scale/>
            <chart:categories table:cell-range-address="Sheet1.I1:Sheet1.K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2:Sheet1.K2" chart:label-cell-address="Sheet1.H2:Sheet1.H2" chart:class="chart:bar">
            <chart:data-point chart:repeated="3"/>
          </chart:series>
          <chart:series chart:style-name="ch8" chart:values-cell-range-address="Sheet1.I3:Sheet1.K3" chart:label-cell-address="Sheet1.H3:Sheet1.H3" chart:class="chart:bar">
            <chart:data-point chart:repeated="3"/>
          </chart:series>
          <chart:series chart:style-name="ch9" chart:values-cell-range-address="Sheet1.I4:Sheet1.K4" chart:label-cell-address="Sheet1.H4:Sheet1.H4" chart:class="chart:bar">
            <chart:data-point chart:repeated="3"/>
          </chart:series>
          <chart:series chart:style-name="ch10" chart:values-cell-range-address="Sheet1.I5:Sheet1.K5" chart:label-cell-address="Sheet1.H5:Sheet1.H5" chart:class="chart:bar">
            <chart:data-point chart:repeated="3"/>
          </chart:series>
          <chart:series chart:style-name="ch11" chart:values-cell-range-address="Sheet1.I6:Sheet1.K6" chart:label-cell-address="Sheet1.H6:Sheet1.H6" chart:class="chart:bar">
            <chart:data-point chart:repeated="3"/>
          </chart:series>
          <chart:series chart:style-name="ch12" chart:values-cell-range-address="Sheet1.I7:Sheet1.K7" chart:label-cell-address="Sheet1.H7:Sheet1.H7" chart:class="chart:bar">
            <chart:data-point chart:repeated="3"/>
          </chart:series>
          <chart:series chart:style-name="ch13" chart:values-cell-range-address="Sheet1.I8:Sheet1.K8" chart:label-cell-address="Sheet1.H8:Sheet1.H8" chart:class="chart:bar">
            <chart:data-point chart:repeated="3"/>
          </chart:series>
          <chart:series chart:style-name="ch14" chart:values-cell-range-address="Sheet1.I9:Sheet1.K9" chart:label-cell-address="Sheet1.H9:Sheet1.H9" chart:class="chart:bar">
            <chart:data-point chart:repeated="3"/>
          </chart:series>
          <chart:series chart:style-name="ch15" chart:values-cell-range-address="Sheet1.I10:Sheet1.K10" chart:label-cell-address="Sheet1.H10:Sheet1.H10" chart:class="chart:bar">
            <chart:data-point chart:repeated="3"/>
          </chart:series>
          <chart:series chart:style-name="ch16" chart:values-cell-range-address="Sheet1.I11:Sheet1.K11" chart:label-cell-address="Sheet1.H11:Sheet1.H11" chart:class="chart:ba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ean Images (dadianao)</text:p>
                <draw:g>
                  <svg:desc>Sheet1.I1:Sheet1.K1</svg:desc>
                </draw:g>
              </table:table-cell>
              <table:table-cell office:value-type="string">
                <text:p>Clean Images (cnvlutin)</text:p>
              </table:table-cell>
              <table:table-cell office:value-type="string">
                <text:p>Adversarial Images (cnvlutin)</text:p>
              </table:table-cell>
            </table:table-row>
          </table:table-header-rows>
          <table:table-rows>
            <table:table-row>
              <table:table-cell office:value-type="string">
                <text:p>Multiplier (J)</text:p>
                <draw:g>
                  <svg:desc>Sheet1.H2:Sheet1.H2</svg:desc>
                </draw:g>
              </table:table-cell>
              <table:table-cell office:value-type="float" office:value="0.127674934337054">
                <text:p>0.127674934337054</text:p>
                <draw:g>
                  <svg:desc>Sheet1.I2:Sheet1.K2</svg:desc>
                </draw:g>
              </table:table-cell>
              <table:table-cell office:value-type="float" office:value="0.0433605289953019">
                <text:p>0.0433605289953019</text:p>
              </table:table-cell>
              <table:table-cell office:value-type="float" office:value="0.096816752492787">
                <text:p>0.096816752492787</text:p>
              </table:table-cell>
            </table:table-row>
            <table:table-row>
              <table:table-cell office:value-type="string">
                <text:p>AdderTree  (J)</text:p>
                <draw:g>
                  <svg:desc>Sheet1.H3:Sheet1.H3</svg:desc>
                </draw:g>
              </table:table-cell>
              <table:table-cell office:value-type="float" office:value="0.434545421695685">
                <text:p>0.434545421695685</text:p>
                <draw:g>
                  <svg:desc>Sheet1.I3:Sheet1.K3</svg:desc>
                </draw:g>
              </table:table-cell>
              <table:table-cell office:value-type="float" office:value="0.147540338945421">
                <text:p>0.147540338945421</text:p>
              </table:table-cell>
              <table:table-cell office:value-type="float" office:value="0.329486759879061">
                <text:p>0.329486759879061</text:p>
              </table:table-cell>
            </table:table-row>
            <table:table-row>
              <table:table-cell office:value-type="string">
                <text:p>ReLu       (J)</text:p>
                <draw:g>
                  <svg:desc>Sheet1.H4:Sheet1.H4</svg:desc>
                </draw:g>
              </table:table-cell>
              <table:table-cell office:value-type="float" office:value="0.0000219627208290349">
                <text:p>0.0000219627208290349</text:p>
                <draw:g>
                  <svg:desc>Sheet1.I4:Sheet1.K4</svg:desc>
                </draw:g>
              </table:table-cell>
              <table:table-cell office:value-type="float" office:value="0.00000764349844788472">
                <text:p>0.00000764349844788472</text:p>
              </table:table-cell>
              <table:table-cell office:value-type="float" office:value="0.0000167270580200604">
                <text:p>0.0000167270580200604</text:p>
              </table:table-cell>
            </table:table-row>
            <table:table-row>
              <table:table-cell office:value-type="string">
                <text:p>Encoder    (J)</text:p>
                <draw:g>
                  <svg:desc>Sheet1.H5:Sheet1.H5</svg:desc>
                </draw:g>
              </table:table-cell>
              <table:table-cell office:value-type="float" office:value="0.00162295125916729">
                <text:p>0.00162295125916729</text:p>
                <draw:g>
                  <svg:desc>Sheet1.I5:Sheet1.K5</svg:desc>
                </draw:g>
              </table:table-cell>
              <table:table-cell office:value-type="float" office:value="0.00162295125916729">
                <text:p>0.00162295125916729</text:p>
              </table:table-cell>
              <table:table-cell office:value-type="float" office:value="0.00162295125916729">
                <text:p>0.00162295125916729</text:p>
              </table:table-cell>
            </table:table-row>
            <table:table-row>
              <table:table-cell office:value-type="string">
                <text:p>Dispatcher (J)</text:p>
                <draw:g>
                  <svg:desc>Sheet1.H6:Sheet1.H6</svg:desc>
                </draw:g>
              </table:table-cell>
              <table:table-cell office:value-type="float" office:value="0.00079890346811179">
                <text:p>0.00079890346811179</text:p>
                <draw:g>
                  <svg:desc>Sheet1.I6:Sheet1.K6</svg:desc>
                </draw:g>
              </table:table-cell>
              <table:table-cell office:value-type="float" office:value="0.000543904119247325">
                <text:p>0.000543904119247325</text:p>
              </table:table-cell>
              <table:table-cell office:value-type="float" office:value="0.000714126547723756">
                <text:p>0.000714126547723756</text:p>
              </table:table-cell>
            </table:table-row>
            <table:table-row>
              <table:table-cell office:value-type="string">
                <text:p>NBin       (J)</text:p>
                <draw:g>
                  <svg:desc>Sheet1.H7:Sheet1.H7</svg:desc>
                </draw:g>
              </table:table-cell>
              <table:table-cell office:value-type="float" office:value="0.149463769999899">
                <text:p>0.149463769999899</text:p>
                <draw:g>
                  <svg:desc>Sheet1.I7:Sheet1.K7</svg:desc>
                </draw:g>
              </table:table-cell>
              <table:table-cell office:value-type="float" office:value="0.0412819097687481">
                <text:p>0.0412819097687481</text:p>
              </table:table-cell>
              <table:table-cell office:value-type="float" office:value="0.113495255626477">
                <text:p>0.113495255626477</text:p>
              </table:table-cell>
            </table:table-row>
            <table:table-row>
              <table:table-cell office:value-type="string">
                <text:p>Offset     (J)</text:p>
                <draw:g>
                  <svg:desc>Sheet1.H8:Sheet1.H8</svg:desc>
                </draw:g>
              </table:table-cell>
              <table:table-cell office:value-type="float" office:value="0.132950168450044">
                <text:p>0.132950168450044</text:p>
                <draw:g>
                  <svg:desc>Sheet1.I8:Sheet1.K8</svg:desc>
                </draw:g>
              </table:table-cell>
              <table:table-cell office:value-type="float" office:value="0.0367279394551951">
                <text:p>0.0367279394551951</text:p>
              </table:table-cell>
              <table:table-cell office:value-type="float" office:value="0.1009594501046">
                <text:p>0.1009594501046</text:p>
              </table:table-cell>
            </table:table-row>
            <table:table-row>
              <table:table-cell office:value-type="string">
                <text:p>SB         (J)</text:p>
                <draw:g>
                  <svg:desc>Sheet1.H9:Sheet1.H9</svg:desc>
                </draw:g>
              </table:table-cell>
              <table:table-cell office:value-type="float" office:value="0.0268676841004866">
                <text:p>0.0268676841004866</text:p>
                <draw:g>
                  <svg:desc>Sheet1.I9:Sheet1.K9</svg:desc>
                </draw:g>
              </table:table-cell>
              <table:table-cell office:value-type="float" office:value="0.00740978739178809">
                <text:p>0.00740978739178809</text:p>
              </table:table-cell>
              <table:table-cell office:value-type="float" office:value="0.0203960443524905">
                <text:p>0.0203960443524905</text:p>
              </table:table-cell>
            </table:table-row>
            <table:table-row>
              <table:table-cell office:value-type="string">
                <text:p>NBout      (J)</text:p>
                <draw:g>
                  <svg:desc>Sheet1.H10:Sheet1.H10</svg:desc>
                </draw:g>
              </table:table-cell>
              <table:table-cell office:value-type="float" office:value="0.0700588665056844">
                <text:p>0.0700588665056844</text:p>
                <draw:g>
                  <svg:desc>Sheet1.I10:Sheet1.K10</svg:desc>
                </draw:g>
              </table:table-cell>
              <table:table-cell office:value-type="float" office:value="0.0697365114885371">
                <text:p>0.0697365114885371</text:p>
              </table:table-cell>
              <table:table-cell office:value-type="float" office:value="0.0699408643205688">
                <text:p>0.0699408643205688</text:p>
              </table:table-cell>
            </table:table-row>
            <table:table-row>
              <table:table-cell office:value-type="string">
                <text:p>NM         (J)</text:p>
                <draw:g>
                  <svg:desc>Sheet1.H11:Sheet1.H11</svg:desc>
                </draw:g>
              </table:table-cell>
              <table:table-cell office:value-type="float" office:value="0.055995337463039">
                <text:p>0.055995337463039</text:p>
                <draw:g>
                  <svg:desc>Sheet1.I11:Sheet1.K11</svg:desc>
                </draw:g>
              </table:table-cell>
              <table:table-cell office:value-type="float" office:value="0.055995337463039">
                <text:p>0.055995337463039</text:p>
              </table:table-cell>
              <table:table-cell office:value-type="float" office:value="0.055995337463039">
                <text:p>0.0559953374630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